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7.832cm"/>
    </style:style>
    <style:style style:name="pr2" style:family="presentation" style:parent-style-name="標準-outline1">
      <style:graphic-properties fo:min-height="11.9cm"/>
    </style:style>
    <style:style style:name="pr3" style:family="presentation" style:parent-style-name="標準-notes">
      <style:graphic-properties draw:fill-color="#ffffff" fo:min-height="13.114cm"/>
    </style:style>
    <style:style style:name="pr4" style:family="presentation" style:parent-style-name="標準-title">
      <style:graphic-properties fo:min-height="3.256cm"/>
    </style:style>
    <style:style style:name="pr5" style:family="presentation" style:parent-style-name="標準-outline1">
      <style:graphic-properties fo:min-height="13.609cm"/>
    </style:style>
    <style:style style:name="P1" style:family="paragraph">
      <style:text-properties fo:color="#ffffff" fo:font-size="72pt" style:font-size-asian="72pt" style:font-size-complex="72pt"/>
    </style:style>
    <style:style style:name="P2" style:family="paragraph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text-style-name="P1" draw:layer="layout" svg:width="25.199cm" svg:height="7.832cm" svg:x="1.4cm" svg:y="0.168cm" presentation:class="title" presentation:user-transformed="true">
          <draw:text-box>
            <text:p text:style-name="P1">tar ファイルを<text:line-break/>マウントしてみよう</text:p>
          </draw:text-box>
        </draw:frame>
        <draw:frame presentation:style-name="pr2" draw:text-style-name="P2" draw:layer="layout" svg:width="25.199cm" svg:height="11.9cm" svg:x="1.301cm" svg:y="8cm" presentation:class="outline" presentation:user-transformed="true">
          <draw:text-box>
            <text:list text:style-name="L2">
              <text:list-header>
                <text:p text:style-name="P2">-目次-</text:p>
              </text:list-header>
              <text:list-item>
                <text:p text:style-name="P2">tarファイルをマウントするってどういうこと？</text:p>
              </text:list-item>
              <text:list-item>
                <text:p text:style-name="P2">tarファイルの中をのぞいてみる</text:p>
              </text:list-item>
              <text:list-item>
                <text:p text:style-name="P2">tarファイルシステムへの道のり</text:p>
              </text:list-item>
              <text:list-item>
                <text:p text:style-name="P2">tarファイルシステムの魔法</text:p>
              </text:list-item>
              <text:list-item>
                <text:p text:style-name="P2">tarファイルシステム、使ってみるか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3T08:36:20.67</meta:creation-date>
    <meta:editing-duration>PT01H05M48S</meta:editing-duration>
    <meta:editing-cycles>4</meta:editing-cycles>
    <dc:date>2009-12-23T10:57:38.82</dc:date>
    <meta:generator>OpenOffice.org/3.1$Win32 OpenOffice.org_project/310m19$Build-9420</meta:generator>
    <meta:document-statistic meta:object-count="29"/>
  </office:meta>
</office:document-meta>
</file>